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officeooo:paragraph-rsid="001c6e51"/>
    </style:style>
    <style:style style:name="T1" style:family="text">
      <style:text-properties officeooo:rsid="001c6e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Web Versio<text:span text:style-name="T1">n</text:span></text:p>
      <text:p text:style-name="P3"><text:s text:c="4"/><text:span text:style-name="T1">Cally Mac’s Logo</text:span></text:p>
      <text:p text:style-name="P3"/>
      <text:p text:style-name="P4"><text:span text:style-name="T1">Calories? Let us do all the counting.</text:span></text:p>
      <text:p text:style-name="P4"/>
      <text:p text:style-name="P4">Dear Dedicated Calorie Counters,</text:p>
      <text:p text:style-name="P3"/>
      <text:p text:style-name="P4"><text:s text:c="25"/>Lorem ipsum dolor sit amet, consectetur adipiscing elit. Vivamus fringilla felis eget libero tincidunt, vitae bibendum nisi pretium. Duis purus nulla, consectetur eget euismod non, ultricies id quam. In ipsum arcu, congue ac libero vel, blandit convallis nunc. Nunc non odio augue. Suspendisse quis semper magna. Phasellus fermentum elementum mi quis laoreet. Nam pulvinar vulputate nulla at scelerisque. Phasellus vel aliquam. </text:p>
      <text:p text:style-name="P4"/>
      <text:p text:style-name="P4"><text:span text:style-name="T1">(</text:span>COUNT ON IT!<text:span text:style-name="T1">)</text:span></text:p>
      <text:p text:style-name="P3"/>
      <text:p text:style-name="P3">………………………………………………………..</text:p>
      <text:p text:style-name="P3"/>
      <text:p text:style-name="P3"/>
      <text:p text:style-name="P4">Cally Mac’s Baked Fries</text:p>
      <text:p text:style-name="P4">Best in the Universe.</text:p>
      <text:p text:style-name="P3"/>
      <text:p text:style-name="P3">CHECK IT OUT</text:p>
      <text:p text:style-name="P3"/>
      <text:p text:style-name="P3"/>
      <text:p text:style-name="P4"><text:s/>Cally Mac’s Protein</text:p>
      <text:p text:style-name="P4">Overlords Shake.</text:p>
      <text:p text:style-name="P3"/>
      <text:p text:style-name="P3">HERE IS WHY</text:p>
      <text:p text:style-name="P3"/>
      <text:p text:style-name="P3"/>
      <text:p text:style-name="P4">Cally Mac’s Break Down</text:p>
      <text:p text:style-name="P4">The Benefits of Protein.</text:p>
      <text:p text:style-name="P3"/>
      <text:p text:style-name="P3">LEARN MORE!</text:p>
      <text:p text:style-name="P3"/>
      <text:p text:style-name="P3"/>
      <text:p text:style-name="P4">"Eat like a trainer" <text:span text:style-name="T1">Image</text:span></text:p>
      <text:p text:style-name="P4"/>
      <text:p text:style-name="P4"/>
      <text:p text:style-name="P4"><text:s text:c="2"/>Please share your photos on Instagram and Twitter! </text:p>
      <text:p text:style-name="P4">We love seeing all the experiences. #CallyMacs</text:p>
      <text:p text:style-name="P4"/>
      <text:p text:style-name="P4"><text:s/>-The Cally Mac’s Crew</text:p>
      <text:p text:style-name="P3"/>
      <text:p text:style-name="P3"><text:s text:c="2"/>Facebook<text:tab/> Instagram<text:tab/> Twitter"</text:p>
      <text:p text:style-name="P3"/>
      <text:p text:style-name="P3"><text:s text:c="24"/></text:p>
      <text:p text:style-name="P4"><text:s text:c="22"/>This email was sent to fitnessfan@musclegains.com. To ensure you</text:p>
      <text:p text:style-name="P4">continue recieving our emails, please add us to your address book.</text:p>
      <text:p text:style-name="P4"><text:soft-page-break/></text:p>
      <text:p text:style-name="P4">COPYRIGHT 2018 CALLY MAC’S.</text:p>
      <text:p text:style-name="P4">2450 UNIVERSITY AVE, LA MESA, CA 91942</text:p>
      <text:p text:style-name="P3"/>
      <text:p text:style-name="P3"/>
      <text:p text:style-name="P4">View for Web<text:tab/><text:tab/>Unsubscribe</text:p>
      <text:p text:style-name="P3"><text:s text:c="2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22:52:25.418000000</meta:creation-date>
    <dc:date>2018-07-19T23:05:34.888000000</dc:date>
    <meta:editing-duration>PT1M9S</meta:editing-duration>
    <meta:editing-cycles>1</meta:editing-cycles>
    <meta:document-statistic meta:table-count="0" meta:image-count="0" meta:object-count="0" meta:page-count="2" meta:paragraph-count="28" meta:word-count="172" meta:character-count="1221" meta:non-whitespace-character-count="962"/>
    <meta:generator>LibreOffice/5.4.4.2$Windows_X86_64 LibreOffice_project/2524958677847fb3bb44820e40380acbe820f960</meta:generator>
  </office:meta>
</office:document-meta>
</file>